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7091" officeooo:paragraph-rsid="001b7091"/>
    </style:style>
    <style:style style:name="P2" style:family="paragraph" style:parent-style-name="Standard">
      <style:text-properties fo:font-size="20pt" fo:font-weight="bold" officeooo:paragraph-rsid="001b7091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cca70" officeooo:paragraph-rsid="001cca70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ce1be" officeooo:paragraph-rsid="001ce1be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5pt" officeooo:rsid="001b7091" officeooo:paragraph-rsid="001b7091" style:font-size-asian="13.1000003814697pt" style:font-size-complex="15pt"/>
    </style:style>
    <style:style style:name="P6" style:family="paragraph" style:parent-style-name="Standard">
      <style:text-properties officeooo:paragraph-rsid="001b7091"/>
    </style:style>
    <style:style style:name="P7" style:family="paragraph" style:parent-style-name="Standard">
      <style:text-properties fo:color="#cccccc" loext:opacity="100%" style:font-name="Droid Sans Mono" fo:font-size="15pt" fo:font-weight="normal" officeooo:rsid="001b7091" fo:background-color="#1f1f1f" style:font-size-asian="15pt" style:font-size-complex="15pt"/>
    </style:style>
    <style:style style:name="P8" style:family="paragraph" style:parent-style-name="Standard">
      <style:text-properties fo:font-size="28pt" fo:font-weight="bold" officeooo:paragraph-rsid="001b7091" style:font-size-asian="28pt" style:font-weight-asian="bold" style:font-size-complex="28pt" style:font-weight-complex="bold"/>
    </style:style>
    <style:style style:name="P9" style:family="paragraph" style:parent-style-name="Text_20_body">
      <style:text-properties fo:font-size="15pt" officeooo:rsid="001b7091" officeooo:paragraph-rsid="001cca70" style:font-size-asian="13.1000003814697pt" style:font-size-complex="15pt"/>
    </style:style>
    <style:style style:name="P10" style:family="paragraph" style:parent-style-name="Text_20_body">
      <style:text-properties fo:font-size="15pt" officeooo:rsid="001b7091" officeooo:paragraph-rsid="001ce1be" style:font-size-asian="13.1000003814697pt" style:font-size-complex="15pt"/>
    </style:style>
    <style:style style:name="P11" style:family="paragraph" style:parent-style-name="Text_20_body">
      <style:text-properties fo:font-size="15pt" officeooo:rsid="001be0ea" officeooo:paragraph-rsid="001be0ea" style:font-size-asian="13.1000003814697pt" style:font-size-complex="15pt"/>
    </style:style>
    <style:style style:name="P12" style:family="paragraph" style:parent-style-name="Text_20_body">
      <style:text-properties fo:font-size="15pt" officeooo:rsid="001be0ea" officeooo:paragraph-rsid="001ce1be" style:font-size-asian="13.1000003814697pt" style:font-size-complex="15pt"/>
    </style:style>
    <style:style style:name="P13" style:family="paragraph" style:parent-style-name="Text_20_body">
      <style:text-properties officeooo:paragraph-rsid="001b7091"/>
    </style:style>
    <style:style style:name="P14" style:family="paragraph" style:parent-style-name="Text_20_body">
      <style:text-properties officeooo:rsid="001b7091" officeooo:paragraph-rsid="001b7091"/>
    </style:style>
    <style:style style:name="P15" style:family="paragraph" style:parent-style-name="Text_20_body">
      <style:text-properties fo:font-size="20pt" fo:font-weight="bold" officeooo:rsid="001cca70" officeooo:paragraph-rsid="001b7091" style:font-size-asian="20pt" style:font-weight-asian="bold" style:font-size-complex="20pt" style:font-weight-complex="bold"/>
    </style:style>
    <style:style style:name="P16" style:family="paragraph" style:parent-style-name="Text_20_body">
      <style:text-properties fo:font-size="20pt" fo:font-weight="bold" officeooo:rsid="001cca70" officeooo:paragraph-rsid="001cca70" style:font-size-asian="20pt" style:font-weight-asian="bold" style:font-size-complex="20pt" style:font-weight-complex="bold"/>
    </style:style>
    <style:style style:name="P17" style:family="paragraph" style:parent-style-name="Text_20_body">
      <style:text-properties fo:font-size="20pt" officeooo:rsid="001cca70" officeooo:paragraph-rsid="001be0ea" style:font-size-asian="20pt" style:font-size-complex="20pt"/>
    </style:style>
    <style:style style:name="T1" style:family="text">
      <style:text-properties officeooo:rsid="001b7091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1b7091" style:font-size-asian="13.1000003814697pt" style:font-size-complex="15pt"/>
    </style:style>
    <style:style style:name="T4" style:family="text">
      <style:text-properties fo:font-size="15pt" officeooo:rsid="001be0ea" style:font-size-asian="13.1000003814697pt" style:font-size-complex="15pt"/>
    </style:style>
    <style:style style:name="T5" style:family="text">
      <style:text-properties fo:font-size="15pt" officeooo:rsid="001cca70" style:font-size-asian="13.1000003814697pt" style:font-size-complex="15pt"/>
    </style:style>
    <style:style style:name="T6" style:family="text">
      <style:text-properties fo:font-size="15pt" fo:font-weight="normal" officeooo:rsid="001b7091" style:font-size-asian="13.1000003814697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e1be" style:font-weight-asian="bold" style:font-weight-complex="bold"/>
    </style:style>
    <style:style style:name="T9" style:family="text">
      <style:text-properties officeooo:rsid="001be0ea"/>
    </style:style>
    <style:style style:name="T10" style:family="text">
      <style:text-properties fo:color="#c586c0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11" style:family="text">
      <style:text-properties fo:color="#cccccc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12" style:family="text">
      <style:text-properties fo:color="#cccccc" loext:opacity="100%" style:font-name="Droid Sans Mono" fo:font-weight="normal" fo:background-color="#1f1f1f" loext:char-shading-value="0"/>
    </style:style>
    <style:style style:name="T13" style:family="text">
      <style:text-properties fo:color="#dcdcaa" loext:opacity="100%"/>
    </style:style>
    <style:style style:name="T14" style:family="text">
      <style:text-properties fo:color="#dcdcaa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15" style:family="text">
      <style:text-properties fo:color="#dcdcaa" loext:opacity="100%" style:font-name="Droid Sans Mono" fo:font-weight="normal" fo:background-color="#1f1f1f" loext:char-shading-value="0"/>
    </style:style>
    <style:style style:name="T16" style:family="text">
      <style:text-properties fo:color="#dcdcaa" loext:opacity="100%" style:font-name="Droid Sans Mono" fo:font-weight="normal" officeooo:rsid="001be0ea" fo:background-color="#1f1f1f" loext:char-shading-value="0"/>
    </style:style>
    <style:style style:name="T17" style:family="text">
      <style:text-properties fo:color="#569cd6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18" style:family="text">
      <style:text-properties fo:color="#4ec9b0" loext:opacity="100%"/>
    </style:style>
    <style:style style:name="T19" style:family="text">
      <style:text-properties fo:color="#4ec9b0" loext:opacity="100%" style:font-name="Droid Sans Mono" fo:font-size="15pt" fo:font-weight="normal" officeooo:rsid="001be0ea" fo:background-color="#1f1f1f" loext:char-shading-value="0" style:font-size-asian="13.1000003814697pt" style:font-size-complex="15pt"/>
    </style:style>
    <style:style style:name="T20" style:family="text">
      <style:text-properties officeooo:rsid="001cca70"/>
    </style:style>
    <style:style style:name="T21" style:family="text">
      <style:text-properties officeooo:rsid="001ce1be"/>
    </style:style>
    <style:style style:name="T22" style:family="text">
      <style:text-properties fo:font-size="20pt" fo:font-weight="bold" officeooo:rsid="001cca70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Development Log</text:span></text:p>
      <text:p text:style-name="P8"/>
      <text:p text:style-name="P4">App creation</text:p>
      <text:p text:style-name="P2"><text:span text:style-name="T3"/></text:p>
      <text:p text:style-name="P6"><text:span text:style-name="T3">For this homework assignment I decided to create a new basic flutter app to create the integration tests on it. I created a new app using the command </text:span><text:span text:style-name="T14">flutter create tpc3</text:span><text:span text:style-name="T3"> </text:span><text:span text:style-name="T5">a</text:span><text:span text:style-name="T3">nd then reviewed the code and expanded the app a little. I added a new button “Reset” that resets the clicks counter from the other button back to zero.</text:span></text:p>
      <text:p text:style-name="P6"><text:span text:style-name="T3"/></text:p>
      <text:p text:style-name="P3"><text:span text:style-name="T21">S</text:span>cenario <text:span text:style-name="T21">definition</text:span></text:p>
      <text:p text:style-name="P6"><text:span text:style-name="T3"/></text:p>
      <text:p text:style-name="P13"><text:span text:style-name="Strong_20_Emphasis"><text:span text:style-name="T6">Given</text:span></text:span><text:span text:style-name="T6"> </text:span><text:span text:style-name="T3">the application is running and the counter is at 0,</text:span></text:p>
      <text:p text:style-name="P13"><text:span text:style-name="Strong_20_Emphasis"><text:span text:style-name="T6">When</text:span></text:span><text:span text:style-name="T6"> the</text:span><text:span text:style-name="T3"> user taps the "+" button multiple times and the "reset" button,</text:span></text:p>
      <text:p text:style-name="P13"><text:span text:style-name="Strong_20_Emphasis"><text:span text:style-name="T6">Then</text:span></text:span><text:span text:style-name="T6"> the c</text:span><text:span text:style-name="T3">ounter value should return to 0.</text:span></text:p>
      <text:p text:style-name="P13"><text:span text:style-name="T3"/></text:p>
      <text:p text:style-name="P15">Widget Test</text:p>
      <text:p text:style-name="P14"><text:span text:style-name="T2">Firstly I created a new widget test, similar to the one provided by the flutter project, to understand how the testing and the code worked. </text:span><text:span text:style-name="T4">The widget test doesn’t run the real app, only renders the widgets internally with a fake environment. This happens because of the following code line:</text:span></text:p>
      <text:p text:style-name="P1"><text:span text:style-name="T10">await</text:span><text:span text:style-name="T11"> tester.</text:span><text:span text:style-name="T14">pumpWidget</text:span><text:span text:style-name="T11">(</text:span><text:span text:style-name="T17">const</text:span><text:span text:style-name="T11"> </text:span><text:span text:style-name="T19">MyApp</text:span><text:span text:style-name="T11">());</text:span></text:p>
      <text:p text:style-name="P5"><text:span text:style-name="T12"/></text:p>
      <text:p text:style-name="P9"><text:span text:style-name="T9">Af</text:span>ter <text:span text:style-name="T9">coding </text:span><text:span text:style-name="T20">the widget test, I </text:span><text:span text:style-name="T9">r</text:span><text:span text:style-name="T20">an it</text:span><text:span text:style-name="T9"> with the command </text:span><text:span text:style-name="T16">flutter test</text:span><text:span text:style-name="T9">, and </text:span><text:span text:style-name="T20">it passed.</text:span></text:p>
      <text:p text:style-name="P9"/>
      <text:p text:style-name="P16">Integration Test</text:p>
      <text:p text:style-name="P10"><text:span text:style-name="T20">After making the widget test, I wanted to make an integration test </text:span><text:span text:style-name="T9">that runs the actual app</text:span><text:span text:style-name="T20">, but I did not know how yet, so </text:span><text:span text:style-name="T9">I prompted the anti gravity AI on </text:span><text:span text:style-name="T20">what were the key differences between an widget test and an</text:span><text:span text:style-name="T9"> integration test. </text:span><text:span text:style-name="T21">Doing this </text:span><text:span text:style-name="T20">I learned that</text:span><text:span text:style-name="T9"> the key difference was the following line:</text:span></text:p>
      <text:p text:style-name="P7"><text:span text:style-name="T18">IntegrationTestWidgetsFlutterBinding</text:span>.<text:span text:style-name="T13">ensureInitialized</text:span>();</text:p>
      <text:p text:style-name="P7"><text:soft-page-break/></text:p>
      <text:p text:style-name="P11"/>
      <text:p text:style-name="P11">I then made the integration test, similar to the widget test I created, but on a different folder “integration_test”, I ran it with the command <text:span text:style-name="T15">flutter test integration_test/app_test.dart</text:span> after initializing the phone emulator, and it opened the actual app on the emulator and run the test.</text:p>
      <text:p text:style-name="P17"><text:span text:style-name="T7"/></text:p>
      <text:p text:style-name="P17"><text:span text:style-name="T8">C</text:span><text:span text:style-name="T7">ritical analysis </text:span></text:p>
      <text:p text:style-name="P12">The tests were <text:span text:style-name="T20">pretty simple </text:span>to <text:span text:style-name="T20">do</text:span>, specially after reviewing the one provided by the flutter project, as all I had to do was copy it and change <text:span text:style-name="T20">some</text:span> lines for the widget test, and then <text:span text:style-name="T21">prompt an </text:span>AI <text:span text:style-name="T21">to help me with the creation of the</text:span> integration test and <text:span text:style-name="T20">change </text:span><text:span text:style-name="T21">one</text:span><text:span text:style-name="T20"> or two more lines to make </text:span><text:span text:style-name="T21">it.</text:span></text:p>
      <text:p text:style-name="P5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23:49:41.900354491</meta:creation-date>
    <dc:date>2026-03-30T00:29:28.521319841</dc:date>
    <meta:editing-duration>PT8M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18" meta:word-count="336" meta:character-count="1946" meta:non-whitespace-character-count="1625"/>
  </office:meta>
</office:document-meta>
</file>